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4.7625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4.78895833333333cm"/>
    </style:style>
    <style:style style:name="co7" style:family="table-column">
      <style:table-column-properties fo:break-before="auto" style:column-width="2.19604166666667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43.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1"/>
          <table:table-cell office:value-type="string" table:style-name="ce2">
            <text:p>Fabricante<text:s/></text:p>
            <text:p>y modelo de la computadora</text:p>
          </table:table-cell>
          <table:table-cell office:value-type="string" table:style-name="ce1">
            <text:p>Datos del Procesador</text:p>
          </table:table-cell>
          <table:table-cell office:value-type="string" table:style-name="ce2">
            <text:p>Capacidad de RAM</text:p>
            <text:p><text:s/>y cache de los procesadores</text:p>
          </table:table-cell>
          <table:table-cell office:value-type="string" table:style-name="ce1">
            <text:p>Datos de Disco Duro</text:p>
          </table:table-cell>
          <table:table-cell office:value-type="string" table:style-name="ce1">
            <text:p>Distribucion de Linux y Kerne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putadora 1 "Emiliano"</text:p>
          </table:table-cell>
          <table:table-cell office:value-type="string" table:style-name="ce1">
            <text:p>ASUS Eee PC 1001PX</text:p>
          </table:table-cell>
          <table:table-cell office:value-type="string" table:style-name="ce3">
            <text:p>Intel Atom N450<text:s/></text:p>
            <text:p>@1.67 GHz (1Core/2Threads)</text:p>
          </table:table-cell>
          <table:table-cell office:value-type="string" table:style-name="ce1">
            <text:p>2048 MB<text:s/></text:p>
          </table:table-cell>
          <table:table-cell office:value-type="string" table:style-name="ce2">
            <text:p>320 GB<text:s/></text:p>
            <text:p>Seagate ST320LT007_9ZV14</text:p>
          </table:table-cell>
          <table:table-cell office:value-type="string" table:style-name="ce2">
            <text:p>Fedora 26 /</text:p>
            <text:p><text:s/>4.12.5-300.fc26.i686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Computadora 2 "Mario"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Computadora 3 "Luis"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Computadora 4 "Ricardo"</text:p>
          </table:table-cell>
          <table:table-cell office:value-type="string" table:style-name="ce1">
            <text:p>Dell Vostro 3250</text:p>
          </table:table-cell>
          <table:table-cell office:value-type="string" table:style-name="ce1">
            <text:p>AMD Opteron 2384 @ 2.70GHz (4 Cores)</text:p>
          </table:table-cell>
          <table:table-cell office:value-type="string" table:style-name="ce1">
            <text:p>4025 MB</text:p>
          </table:table-cell>
          <table:table-cell office:value-type="string" table:style-name="ce1">
            <text:p>64 GB AGILITY-EX</text:p>
          </table:table-cell>
          <table:table-cell office:value-type="string" table:style-name="ce1">
            <text:p>Ubuntu 10.10 / 2.6.6.25-generic (86x64)</text:p>
          </table:table-cell>
          <table:table-cell table:number-columns-repeated="16378"/>
        </table:table-row>
        <table:table-row table:style-name="ro3">
          <table:table-cell table:number-columns-repeated="16384" table:style-name="ce1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Emiliano</meta:initial-creator>
    <dc:creator>Richy</dc:creator>
    <meta:creation-date>2019-02-18T02:37:45Z</meta:creation-date>
    <dc:date>2019-02-18T03:11:41Z</dc:date>
  </office:meta>
</office:document-meta>
</file>